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1.21pt"/>
    </style:style>
    <style:style style:name="co2" style:family="table-column">
      <style:table-column-properties fo:break-before="auto" style:column-width="175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3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dditio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locAccuracy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float" office:value="0.497959792994" calcext:value-type="float">
            <text:p>0.497959793</text:p>
          </table:table-cell>
          <table:table-cell office:value-type="float" office:value="69.5886538122654" calcext:value-type="float">
            <text:p>69.588653812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0216103526" calcext:value-type="float">
            <text:p>0.5002161035</text:p>
          </table:table-cell>
          <table:table-cell office:value-type="float" office:value="77.3293341910469" calcext:value-type="float">
            <text:p>77.329334191</text:p>
          </table:table-cell>
          <table:table-cell table:number-columns-repeated="3"/>
        </table:table-row>
        <table:table-row table:style-name="ro1">
          <table:table-cell office:value-type="float" office:value="0.500095532882" calcext:value-type="float">
            <text:p>0.5000955329</text:p>
          </table:table-cell>
          <table:table-cell office:value-type="float" office:value="80.7410434437554" calcext:value-type="float">
            <text:p>80.7410434438</text:p>
          </table:table-cell>
          <table:table-cell table:number-columns-repeated="3"/>
        </table:table-row>
        <table:table-row table:style-name="ro1">
          <table:table-cell office:value-type="float" office:value="0.500847190957" calcext:value-type="float">
            <text:p>0.500847191</text:p>
          </table:table-cell>
          <table:table-cell office:value-type="float" office:value="69.99987801289" calcext:value-type="float">
            <text:p>69.9998780129</text:p>
          </table:table-cell>
          <table:table-cell table:number-columns-repeated="3"/>
        </table:table-row>
        <table:table-row table:style-name="ro1">
          <table:table-cell office:value-type="float" office:value="0.499724814549" calcext:value-type="float">
            <text:p>0.4997248145</text:p>
          </table:table-cell>
          <table:table-cell office:value-type="float" office:value="70.3429197267211" calcext:value-type="float">
            <text:p>70.3429197267</text:p>
          </table:table-cell>
          <table:table-cell table:number-columns-repeated="3"/>
        </table:table-row>
        <table:table-row table:style-name="ro1">
          <table:table-cell office:value-type="float" office:value="0.499994234783" calcext:value-type="float">
            <text:p>0.4999942348</text:p>
          </table:table-cell>
          <table:table-cell office:value-type="float" office:value="72.8474006141446" calcext:value-type="float">
            <text:p>72.8474006141</text:p>
          </table:table-cell>
          <table:table-cell table:number-columns-repeated="3"/>
        </table:table-row>
        <table:table-row table:style-name="ro1">
          <table:table-cell office:value-type="float" office:value="0.500436071865" calcext:value-type="float">
            <text:p>0.5004360719</text:p>
          </table:table-cell>
          <table:table-cell office:value-type="float" office:value="84.2527001174455" calcext:value-type="float">
            <text:p>84.2527001174</text:p>
          </table:table-cell>
          <table:table-cell table:number-columns-repeated="3"/>
        </table:table-row>
        <table:table-row table:style-name="ro1">
          <table:table-cell office:value-type="float" office:value="0.498997153209" calcext:value-type="float">
            <text:p>0.4989971532</text:p>
          </table:table-cell>
          <table:table-cell office:value-type="float" office:value="69.9333782936978" calcext:value-type="float">
            <text:p>69.9333782937</text:p>
          </table:table-cell>
          <table:table-cell table:number-columns-repeated="3"/>
        </table:table-row>
        <table:table-row table:style-name="ro1">
          <table:table-cell office:value-type="float" office:value="0.496320131448" calcext:value-type="float">
            <text:p>0.4963201314</text:p>
          </table:table-cell>
          <table:table-cell office:value-type="float" office:value="64.4414381644505" calcext:value-type="float">
            <text:p>64.4414381645</text:p>
          </table:table-cell>
          <table:table-cell table:number-columns-repeated="3"/>
        </table:table-row>
        <table:table-row table:style-name="ro1">
          <table:table-cell office:value-type="float" office:value="0.498888926489" calcext:value-type="float">
            <text:p>0.4988889265</text:p>
          </table:table-cell>
          <table:table-cell office:value-type="float" office:value="64.8935681560785" calcext:value-type="float">
            <text:p>64.8935681561</text:p>
          </table:table-cell>
          <table:table-cell table:number-columns-repeated="3"/>
        </table:table-row>
        <table:table-row table:style-name="ro1">
          <table:table-cell office:value-type="float" office:value="0.5004515706" calcext:value-type="float">
            <text:p>0.5004515706</text:p>
          </table:table-cell>
          <table:table-cell office:value-type="float" office:value="83.0962593443346" calcext:value-type="float">
            <text:p>83.0962593443</text:p>
          </table:table-cell>
          <table:table-cell table:number-columns-repeated="3"/>
        </table:table-row>
        <table:table-row table:style-name="ro1">
          <table:table-cell office:value-type="float" office:value="0.503606065477" calcext:value-type="float">
            <text:p>0.5036060655</text:p>
          </table:table-cell>
          <table:table-cell office:value-type="float" office:value="68.7914839121013" calcext:value-type="float">
            <text:p>68.7914839121</text:p>
          </table:table-cell>
          <table:table-cell table:number-columns-repeated="3"/>
        </table:table-row>
        <table:table-row table:style-name="ro1">
          <table:table-cell office:value-type="float" office:value="0.498452221636" calcext:value-type="float">
            <text:p>0.4984522216</text:p>
          </table:table-cell>
          <table:table-cell office:value-type="float" office:value="77.0085537071462" calcext:value-type="float">
            <text:p>77.0085537071</text:p>
          </table:table-cell>
          <table:table-cell table:number-columns-repeated="3"/>
        </table:table-row>
        <table:table-row table:style-name="ro1">
          <table:table-cell office:value-type="float" office:value="0.499829931973" calcext:value-type="float">
            <text:p>0.499829932</text:p>
          </table:table-cell>
          <table:table-cell office:value-type="float" office:value="80.6006322407758" calcext:value-type="float">
            <text:p>80.6006322408</text:p>
          </table:table-cell>
          <table:table-cell table:number-columns-repeated="3"/>
        </table:table-row>
        <table:table-row table:style-name="ro1">
          <table:table-cell office:value-type="float" office:value="0.49996303033" calcext:value-type="float">
            <text:p>0.4999630303</text:p>
          </table:table-cell>
          <table:table-cell office:value-type="float" office:value="69.4609902831184" calcext:value-type="float">
            <text:p>69.4609902831</text:p>
          </table:table-cell>
          <table:table-cell table:number-columns-repeated="3"/>
        </table:table-row>
        <table:table-row table:style-name="ro1">
          <table:table-cell office:value-type="float" office:value="0.501783404539" calcext:value-type="float">
            <text:p>0.5017834045</text:p>
          </table:table-cell>
          <table:table-cell office:value-type="float" office:value="68.8311247970074" calcext:value-type="float">
            <text:p>68.831124797</text:p>
          </table:table-cell>
          <table:table-cell table:number-columns-repeated="3"/>
        </table:table-row>
        <table:table-row table:style-name="ro1">
          <table:table-cell office:value-type="float" office:value="0.501087184324" calcext:value-type="float">
            <text:p>0.5010871843</text:p>
          </table:table-cell>
          <table:table-cell office:value-type="float" office:value="71.3908313275035" calcext:value-type="float">
            <text:p>71.3908313275</text:p>
          </table:table-cell>
          <table:table-cell table:number-columns-repeated="3"/>
        </table:table-row>
        <table:table-row table:style-name="ro1">
          <table:table-cell office:value-type="float" office:value="0.500802347923" calcext:value-type="float">
            <text:p>0.5008023479</text:p>
          </table:table-cell>
          <table:table-cell office:value-type="float" office:value="63.6137730164124" calcext:value-type="float">
            <text:p>63.6137730164</text:p>
          </table:table-cell>
          <table:table-cell table:number-columns-repeated="3"/>
        </table:table-row>
        <table:table-row table:style-name="ro1">
          <table:table-cell office:value-type="float" office:value="0.499641408369" calcext:value-type="float">
            <text:p>0.4996414084</text:p>
          </table:table-cell>
          <table:table-cell office:value-type="float" office:value="79.6495346759085" calcext:value-type="float">
            <text:p>79.6495346759</text:p>
          </table:table-cell>
          <table:table-cell table:number-columns-repeated="3"/>
        </table:table-row>
        <table:table-row table:style-name="ro1">
          <table:table-cell office:value-type="float" office:value="0.500006529546" calcext:value-type="float">
            <text:p>0.5000065295</text:p>
          </table:table-cell>
          <table:table-cell office:value-type="float" office:value="75.2978279826769" calcext:value-type="float">
            <text:p>75.2978279827</text:p>
          </table:table-cell>
          <table:table-cell table:number-columns-repeated="3"/>
        </table:table-row>
        <table:table-row table:style-name="ro1">
          <table:table-cell office:value-type="float" office:value="0.499187409118" calcext:value-type="float">
            <text:p>0.4991874091</text:p>
          </table:table-cell>
          <table:table-cell office:value-type="float" office:value="58.9770744376465" calcext:value-type="float">
            <text:p>58.9770744376</text:p>
          </table:table-cell>
          <table:table-cell table:number-columns-repeated="3"/>
        </table:table-row>
        <table:table-row table:style-name="ro1">
          <table:table-cell office:value-type="float" office:value="0.500564892787" calcext:value-type="float">
            <text:p>0.5005648928</text:p>
          </table:table-cell>
          <table:table-cell office:value-type="float" office:value="84.9153726005087" calcext:value-type="float">
            <text:p>84.9153726005</text:p>
          </table:table-cell>
          <table:table-cell table:number-columns-repeated="3"/>
        </table:table-row>
        <table:table-row table:style-name="ro1">
          <table:table-cell office:value-type="float" office:value="0.499087366188" calcext:value-type="float">
            <text:p>0.4990873662</text:p>
          </table:table-cell>
          <table:table-cell office:value-type="float" office:value="73.216563830489" calcext:value-type="float">
            <text:p>73.2165638305</text:p>
          </table:table-cell>
          <table:table-cell table:number-columns-repeated="3"/>
        </table:table-row>
        <table:table-row table:style-name="ro1">
          <table:table-cell office:value-type="float" office:value="0.500270231081" calcext:value-type="float">
            <text:p>0.5002702311</text:p>
          </table:table-cell>
          <table:table-cell office:value-type="float" office:value="83.34278946599" calcext:value-type="float">
            <text:p>83.342789466</text:p>
          </table:table-cell>
          <table:table-cell table:number-columns-repeated="3"/>
        </table:table-row>
        <table:table-row table:style-name="ro1">
          <table:table-cell office:value-type="float" office:value="0.502270479273" calcext:value-type="float">
            <text:p>0.5022704793</text:p>
          </table:table-cell>
          <table:table-cell office:value-type="float" office:value="72.6098280220178" calcext:value-type="float">
            <text:p>72.609828022</text:p>
          </table:table-cell>
          <table:table-cell table:number-columns-repeated="3"/>
        </table:table-row>
        <table:table-row table:style-name="ro1">
          <table:table-cell office:value-type="float" office:value="0.501335658625" calcext:value-type="float">
            <text:p>0.5013356586</text:p>
          </table:table-cell>
          <table:table-cell office:value-type="float" office:value="71.3076787317773" calcext:value-type="float">
            <text:p>71.3076787318</text:p>
          </table:table-cell>
          <table:table-cell table:number-columns-repeated="3"/>
        </table:table-row>
        <table:table-row table:style-name="ro1">
          <table:table-cell office:value-type="float" office:value="0.499848921851" calcext:value-type="float">
            <text:p>0.4998489219</text:p>
          </table:table-cell>
          <table:table-cell office:value-type="float" office:value="75.4813959182541" calcext:value-type="float">
            <text:p>75.4813959183</text:p>
          </table:table-cell>
          <table:table-cell table:number-columns-repeated="3"/>
        </table:table-row>
        <table:table-row table:style-name="ro1">
          <table:table-cell office:value-type="float" office:value="0.497709212879" calcext:value-type="float">
            <text:p>0.4977092129</text:p>
          </table:table-cell>
          <table:table-cell office:value-type="float" office:value="57.4816586576414" calcext:value-type="float">
            <text:p>57.4816586576</text:p>
          </table:table-cell>
          <table:table-cell table:number-columns-repeated="3"/>
        </table:table-row>
        <table:table-row table:style-name="ro1">
          <table:table-cell office:value-type="float" office:value="0.495534151945" calcext:value-type="float">
            <text:p>0.4955341519</text:p>
          </table:table-cell>
          <table:table-cell office:value-type="float" office:value="66.4506332957487" calcext:value-type="float">
            <text:p>66.4506332957</text:p>
          </table:table-cell>
          <table:table-cell table:number-columns-repeated="3"/>
        </table:table-row>
        <table:table-row table:style-name="ro1">
          <table:table-cell office:value-type="float" office:value="0.498631529559" calcext:value-type="float">
            <text:p>0.4986315296</text:p>
          </table:table-cell>
          <table:table-cell office:value-type="float" office:value="67.9173405636364" calcext:value-type="float">
            <text:p>67.9173405636</text:p>
          </table:table-cell>
          <table:table-cell table:number-columns-repeated="3"/>
        </table:table-row>
        <table:table-row table:style-name="ro1">
          <table:table-cell office:value-type="float" office:value="0.500957691567" calcext:value-type="float">
            <text:p>0.5009576916</text:p>
          </table:table-cell>
          <table:table-cell office:value-type="float" office:value="83.1150234643061" calcext:value-type="float">
            <text:p>83.1150234643</text:p>
          </table:table-cell>
          <table:table-cell table:number-columns-repeated="3"/>
        </table:table-row>
        <table:table-row table:style-name="ro1">
          <table:table-cell office:value-type="float" office:value="0.499660443316" calcext:value-type="float">
            <text:p>0.4996604433</text:p>
          </table:table-cell>
          <table:table-cell office:value-type="float" office:value="63.803346352876" calcext:value-type="float">
            <text:p>63.8033463529</text:p>
          </table:table-cell>
          <table:table-cell table:number-columns-repeated="3"/>
        </table:table-row>
        <table:table-row table:style-name="ro1">
          <table:table-cell office:value-type="float" office:value="0.499545702344" calcext:value-type="float">
            <text:p>0.4995457023</text:p>
          </table:table-cell>
          <table:table-cell office:value-type="float" office:value="70.4080870885636" calcext:value-type="float">
            <text:p>70.4080870886</text:p>
          </table:table-cell>
          <table:table-cell table:number-columns-repeated="3"/>
        </table:table-row>
        <table:table-row table:style-name="ro1">
          <table:table-cell office:value-type="float" office:value="0.497827076223" calcext:value-type="float">
            <text:p>0.4978270762</text:p>
          </table:table-cell>
          <table:table-cell office:value-type="float" office:value="83.615768879645" calcext:value-type="float">
            <text:p>83.6157688796</text:p>
          </table:table-cell>
          <table:table-cell table:number-columns-repeated="3"/>
        </table:table-row>
        <table:table-row table:style-name="ro1">
          <table:table-cell office:value-type="float" office:value="0.498063399329" calcext:value-type="float">
            <text:p>0.4980633993</text:p>
          </table:table-cell>
          <table:table-cell office:value-type="float" office:value="63.4412949277009" calcext:value-type="float">
            <text:p>63.4412949277</text:p>
          </table:table-cell>
          <table:table-cell table:number-columns-repeated="3"/>
        </table:table-row>
        <table:table-row table:style-name="ro1">
          <table:table-cell office:value-type="float" office:value="0.5021893815" calcext:value-type="float">
            <text:p>0.5021893815</text:p>
          </table:table-cell>
          <table:table-cell office:value-type="float" office:value="84.744744537796" calcext:value-type="float">
            <text:p>84.7447445378</text:p>
          </table:table-cell>
          <table:table-cell table:number-columns-repeated="3"/>
        </table:table-row>
        <table:table-row table:style-name="ro1">
          <table:table-cell office:value-type="float" office:value="0.499388046508" calcext:value-type="float">
            <text:p>0.4993880465</text:p>
          </table:table-cell>
          <table:table-cell office:value-type="float" office:value="62.9355165397382" calcext:value-type="float">
            <text:p>62.9355165397</text:p>
          </table:table-cell>
          <table:table-cell table:number-columns-repeated="3"/>
        </table:table-row>
        <table:table-row table:style-name="ro1">
          <table:table-cell office:value-type="float" office:value="0.498178000124" calcext:value-type="float">
            <text:p>0.4981780001</text:p>
          </table:table-cell>
          <table:table-cell office:value-type="float" office:value="69.3101838767955" calcext:value-type="float">
            <text:p>69.3101838768</text:p>
          </table:table-cell>
          <table:table-cell table:number-columns-repeated="3"/>
        </table:table-row>
        <table:table-row table:style-name="ro1">
          <table:table-cell office:value-type="float" office:value="0.500096113183" calcext:value-type="float">
            <text:p>0.5000961132</text:p>
          </table:table-cell>
          <table:table-cell office:value-type="float" office:value="64.9626242035094" calcext:value-type="float">
            <text:p>64.9626242035</text:p>
          </table:table-cell>
          <table:table-cell table:number-columns-repeated="3"/>
        </table:table-row>
        <table:table-row table:style-name="ro1">
          <table:table-cell office:value-type="float" office:value="0.497966561229" calcext:value-type="float">
            <text:p>0.4979665612</text:p>
          </table:table-cell>
          <table:table-cell office:value-type="float" office:value="65.8504080482807" calcext:value-type="float">
            <text:p>65.8504080483</text:p>
          </table:table-cell>
          <table:table-cell table:number-columns-repeated="3"/>
        </table:table-row>
        <table:table-row table:style-name="ro1">
          <table:table-cell office:value-type="float" office:value="0.503452277343" calcext:value-type="float">
            <text:p>0.5034522773</text:p>
          </table:table-cell>
          <table:table-cell office:value-type="float" office:value="76.9777752556074" calcext:value-type="float">
            <text:p>76.9777752556</text:p>
          </table:table-cell>
          <table:table-cell table:number-columns-repeated="3"/>
        </table:table-row>
        <table:table-row table:style-name="ro1">
          <table:table-cell office:value-type="float" office:value="0.499188700169" calcext:value-type="float">
            <text:p>0.4991887002</text:p>
          </table:table-cell>
          <table:table-cell office:value-type="float" office:value="79.9959222251086" calcext:value-type="float">
            <text:p>79.9959222251</text:p>
          </table:table-cell>
          <table:table-cell table:number-columns-repeated="3"/>
        </table:table-row>
        <table:table-row table:style-name="ro1">
          <table:table-cell office:value-type="float" office:value="0.498595169775" calcext:value-type="float">
            <text:p>0.4985951698</text:p>
          </table:table-cell>
          <table:table-cell office:value-type="float" office:value="52.5591496023765" calcext:value-type="float">
            <text:p>52.5591496024</text:p>
          </table:table-cell>
          <table:table-cell table:number-columns-repeated="3"/>
        </table:table-row>
        <table:table-row table:style-name="ro1">
          <table:table-cell office:value-type="float" office:value="0.499361475285" calcext:value-type="float">
            <text:p>0.4993614753</text:p>
          </table:table-cell>
          <table:table-cell office:value-type="float" office:value="72.6593584093116" calcext:value-type="float">
            <text:p>72.6593584093</text:p>
          </table:table-cell>
          <table:table-cell table:number-columns-repeated="3"/>
        </table:table-row>
        <table:table-row table:style-name="ro1">
          <table:table-cell office:value-type="float" office:value="0.497745014309" calcext:value-type="float">
            <text:p>0.4977450143</text:p>
          </table:table-cell>
          <table:table-cell office:value-type="float" office:value="77.2216121487443" calcext:value-type="float">
            <text:p>77.2216121487</text:p>
          </table:table-cell>
          <table:table-cell table:number-columns-repeated="3"/>
        </table:table-row>
        <table:table-row table:style-name="ro1">
          <table:table-cell office:value-type="float" office:value="0.502164502165" calcext:value-type="float">
            <text:p>0.5021645022</text:p>
          </table:table-cell>
          <table:table-cell office:value-type="float" office:value="81.8006972617819" calcext:value-type="float">
            <text:p>81.8006972618</text:p>
          </table:table-cell>
          <table:table-cell table:number-columns-repeated="3"/>
        </table:table-row>
        <table:table-row table:style-name="ro1">
          <table:table-cell office:value-type="float" office:value="0.5014608423" calcext:value-type="float">
            <text:p>0.5014608423</text:p>
          </table:table-cell>
          <table:table-cell office:value-type="float" office:value="84.2652221540693" calcext:value-type="float">
            <text:p>84.2652221541</text:p>
          </table:table-cell>
          <table:table-cell table:number-columns-repeated="3"/>
        </table:table-row>
        <table:table-row table:style-name="ro1">
          <table:table-cell office:value-type="float" office:value="0.502062625869" calcext:value-type="float">
            <text:p>0.5020626259</text:p>
          </table:table-cell>
          <table:table-cell office:value-type="float" office:value="57.2023435101792" calcext:value-type="float">
            <text:p>57.2023435102</text:p>
          </table:table-cell>
          <table:table-cell table:number-columns-repeated="3"/>
        </table:table-row>
        <table:table-row table:style-name="ro1">
          <table:table-cell office:value-type="float" office:value="0.500363289858" calcext:value-type="float">
            <text:p>0.5003632899</text:p>
          </table:table-cell>
          <table:table-cell office:value-type="float" office:value="76.4552714896431" calcext:value-type="float">
            <text:p>76.4552714896</text:p>
          </table:table-cell>
          <table:table-cell table:number-columns-repeated="3"/>
        </table:table-row>
        <table:table-row table:style-name="ro1">
          <table:table-cell office:value-type="float" office:value="0.498780761703" calcext:value-type="float">
            <text:p>0.4987807617</text:p>
          </table:table-cell>
          <table:table-cell office:value-type="float" office:value="72.967264414529" calcext:value-type="float">
            <text:p>72.9672644145</text:p>
          </table:table-cell>
          <table:table-cell table:number-columns-repeated="3"/>
        </table:table-row>
        <table:table-row table:style-name="ro1">
          <table:table-cell office:value-type="float" office:value="0.497552463931" calcext:value-type="float">
            <text:p>0.4975524639</text:p>
          </table:table-cell>
          <table:table-cell office:value-type="float" office:value="70.7105613793226" calcext:value-type="float">
            <text:p>70.7105613793</text:p>
          </table:table-cell>
          <table:table-cell table:number-columns-repeated="3"/>
        </table:table-row>
        <table:table-row table:style-name="ro1">
          <table:table-cell office:value-type="float" office:value="0.501929514341" calcext:value-type="float">
            <text:p>0.5019295143</text:p>
          </table:table-cell>
          <table:table-cell office:value-type="float" office:value="78.1555006464912" calcext:value-type="float">
            <text:p>78.1555006465</text:p>
          </table:table-cell>
          <table:table-cell table:number-columns-repeated="3"/>
        </table:table-row>
        <table:table-row table:style-name="ro1">
          <table:table-cell office:value-type="float" office:value="0.502756417009" calcext:value-type="float">
            <text:p>0.502756417</text:p>
          </table:table-cell>
          <table:table-cell office:value-type="float" office:value="67.7928530514636" calcext:value-type="float">
            <text:p>67.7928530515</text:p>
          </table:table-cell>
          <table:table-cell table:number-columns-repeated="3"/>
        </table:table-row>
        <table:table-row table:style-name="ro1">
          <table:table-cell office:value-type="float" office:value="0.497983580585" calcext:value-type="float">
            <text:p>0.4979835806</text:p>
          </table:table-cell>
          <table:table-cell office:value-type="float" office:value="70.6749527144366" calcext:value-type="float">
            <text:p>70.6749527144</text:p>
          </table:table-cell>
          <table:table-cell table:number-columns-repeated="3"/>
        </table:table-row>
        <table:table-row table:style-name="ro1">
          <table:table-cell office:value-type="float" office:value="0.499285918309" calcext:value-type="float">
            <text:p>0.4992859183</text:p>
          </table:table-cell>
          <table:table-cell office:value-type="float" office:value="72.0988372122595" calcext:value-type="float">
            <text:p>72.0988372123</text:p>
          </table:table-cell>
          <table:table-cell table:number-columns-repeated="3"/>
        </table:table-row>
        <table:table-row table:style-name="ro1">
          <table:table-cell office:value-type="float" office:value="0.49899115319" calcext:value-type="float">
            <text:p>0.4989911532</text:p>
          </table:table-cell>
          <table:table-cell office:value-type="float" office:value="72.4589491463776" calcext:value-type="float">
            <text:p>72.4589491464</text:p>
          </table:table-cell>
          <table:table-cell table:number-columns-repeated="3"/>
        </table:table-row>
        <table:table-row table:style-name="ro1">
          <table:table-cell office:value-type="float" office:value="0.496219592373" calcext:value-type="float">
            <text:p>0.4962195924</text:p>
          </table:table-cell>
          <table:table-cell office:value-type="float" office:value="69.5179259442323" calcext:value-type="float">
            <text:p>69.5179259442</text:p>
          </table:table-cell>
          <table:table-cell table:number-columns-repeated="3"/>
        </table:table-row>
        <table:table-row table:style-name="ro1">
          <table:table-cell office:value-type="float" office:value="0.499236929892" calcext:value-type="float">
            <text:p>0.4992369299</text:p>
          </table:table-cell>
          <table:table-cell office:value-type="float" office:value="71.6717674742513" calcext:value-type="float">
            <text:p>71.6717674743</text:p>
          </table:table-cell>
          <table:table-cell table:number-columns-repeated="3"/>
        </table:table-row>
        <table:table-row table:style-name="ro1">
          <table:table-cell office:value-type="float" office:value="0.499409500146" calcext:value-type="float">
            <text:p>0.4994095001</text:p>
          </table:table-cell>
          <table:table-cell office:value-type="float" office:value="76.1228967506983" calcext:value-type="float">
            <text:p>76.1228967507</text:p>
          </table:table-cell>
          <table:table-cell table:number-columns-repeated="3"/>
        </table:table-row>
        <table:table-row table:style-name="ro1">
          <table:table-cell office:value-type="float" office:value="0.497414982801" calcext:value-type="float">
            <text:p>0.4974149828</text:p>
          </table:table-cell>
          <table:table-cell office:value-type="float" office:value="67.3227508789371" calcext:value-type="float">
            <text:p>67.3227508789</text:p>
          </table:table-cell>
          <table:table-cell table:number-columns-repeated="3"/>
        </table:table-row>
        <table:table-row table:style-name="ro1">
          <table:table-cell office:value-type="float" office:value="0.501910924433" calcext:value-type="float">
            <text:p>0.5019109244</text:p>
          </table:table-cell>
          <table:table-cell office:value-type="float" office:value="80.0635164412223" calcext:value-type="float">
            <text:p>80.0635164412</text:p>
          </table:table-cell>
          <table:table-cell table:number-columns-repeated="3"/>
        </table:table-row>
        <table:table-row table:style-name="ro1">
          <table:table-cell office:value-type="float" office:value="0.497880181956" calcext:value-type="float">
            <text:p>0.497880182</text:p>
          </table:table-cell>
          <table:table-cell office:value-type="float" office:value="65.3001455070899" calcext:value-type="float">
            <text:p>65.3001455071</text:p>
          </table:table-cell>
          <table:table-cell table:number-columns-repeated="3"/>
        </table:table-row>
        <table:table-row table:style-name="ro1">
          <table:table-cell office:value-type="float" office:value="0.497820040106" calcext:value-type="float">
            <text:p>0.4978200401</text:p>
          </table:table-cell>
          <table:table-cell office:value-type="float" office:value="59.3437479582919" calcext:value-type="float">
            <text:p>59.3437479583</text:p>
          </table:table-cell>
          <table:table-cell table:number-columns-repeated="3"/>
        </table:table-row>
        <table:table-row table:style-name="ro1">
          <table:table-cell office:value-type="float" office:value="0.501838147529" calcext:value-type="float">
            <text:p>0.5018381475</text:p>
          </table:table-cell>
          <table:table-cell office:value-type="float" office:value="73.8721242984078" calcext:value-type="float">
            <text:p>73.8721242984</text:p>
          </table:table-cell>
          <table:table-cell table:number-columns-repeated="3"/>
        </table:table-row>
      </table:table>
      <table:table table:name="Deletion" table:style-name="ta1"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locAccuracy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float" office:value="0.501366779225" calcext:value-type="float">
            <text:p>0.5013667792</text:p>
          </table:table-cell>
          <table:table-cell office:value-type="float" office:value="70.1081744620469" calcext:value-type="float">
            <text:p>70.10817446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0229000641" calcext:value-type="float">
            <text:p>0.5002290006</text:p>
          </table:table-cell>
          <table:table-cell office:value-type="float" office:value="79.0818806093368" calcext:value-type="float">
            <text:p>79.0818806093</text:p>
          </table:table-cell>
          <table:table-cell table:number-columns-repeated="3"/>
        </table:table-row>
        <table:table-row table:style-name="ro1">
          <table:table-cell office:value-type="float" office:value="0.500654216724" calcext:value-type="float">
            <text:p>0.5006542167</text:p>
          </table:table-cell>
          <table:table-cell office:value-type="float" office:value="78.9639705584474" calcext:value-type="float">
            <text:p>78.9639705584</text:p>
          </table:table-cell>
          <table:table-cell table:number-columns-repeated="3"/>
        </table:table-row>
        <table:table-row table:style-name="ro1">
          <table:table-cell office:value-type="float" office:value="0.499238460216" calcext:value-type="float">
            <text:p>0.4992384602</text:p>
          </table:table-cell>
          <table:table-cell office:value-type="float" office:value="68.789281806852" calcext:value-type="float">
            <text:p>68.7892818069</text:p>
          </table:table-cell>
          <table:table-cell table:number-columns-repeated="3"/>
        </table:table-row>
        <table:table-row table:style-name="ro1">
          <table:table-cell office:value-type="float" office:value="0.500758177486" calcext:value-type="float">
            <text:p>0.5007581775</text:p>
          </table:table-cell>
          <table:table-cell office:value-type="float" office:value="72.5684155081982" calcext:value-type="float">
            <text:p>72.5684155082</text:p>
          </table:table-cell>
          <table:table-cell table:number-columns-repeated="3"/>
        </table:table-row>
        <table:table-row table:style-name="ro1">
          <table:table-cell office:value-type="float" office:value="0.498220211161" calcext:value-type="float">
            <text:p>0.4982202112</text:p>
          </table:table-cell>
          <table:table-cell office:value-type="float" office:value="72.4029040932516" calcext:value-type="float">
            <text:p>72.4029040933</text:p>
          </table:table-cell>
          <table:table-cell table:number-columns-repeated="3"/>
        </table:table-row>
        <table:table-row table:style-name="ro1">
          <table:table-cell office:value-type="float" office:value="0.498831908832" calcext:value-type="float">
            <text:p>0.4988319088</text:p>
          </table:table-cell>
          <table:table-cell office:value-type="float" office:value="81.957868177083" calcext:value-type="float">
            <text:p>81.9578681771</text:p>
          </table:table-cell>
          <table:table-cell table:number-columns-repeated="3"/>
        </table:table-row>
        <table:table-row table:style-name="ro1">
          <table:table-cell office:value-type="float" office:value="0.502094170101" calcext:value-type="float">
            <text:p>0.5020941701</text:p>
          </table:table-cell>
          <table:table-cell office:value-type="float" office:value="70.7894166691649" calcext:value-type="float">
            <text:p>70.7894166692</text:p>
          </table:table-cell>
          <table:table-cell table:number-columns-repeated="3"/>
        </table:table-row>
        <table:table-row table:style-name="ro1">
          <table:table-cell office:value-type="float" office:value="0.497831353779" calcext:value-type="float">
            <text:p>0.4978313538</text:p>
          </table:table-cell>
          <table:table-cell office:value-type="float" office:value="64.2651988209095" calcext:value-type="float">
            <text:p>64.2651988209</text:p>
          </table:table-cell>
          <table:table-cell table:number-columns-repeated="3"/>
        </table:table-row>
        <table:table-row table:style-name="ro1">
          <table:table-cell office:value-type="float" office:value="0.500260416667" calcext:value-type="float">
            <text:p>0.5002604167</text:p>
          </table:table-cell>
          <table:table-cell office:value-type="float" office:value="64.2932444448172" calcext:value-type="float">
            <text:p>64.2932444448</text:p>
          </table:table-cell>
          <table:table-cell table:number-columns-repeated="3"/>
        </table:table-row>
        <table:table-row table:style-name="ro1">
          <table:table-cell office:value-type="float" office:value="0.50104418277" calcext:value-type="float">
            <text:p>0.5010441828</text:p>
          </table:table-cell>
          <table:table-cell office:value-type="float" office:value="87.8796691820647" calcext:value-type="float">
            <text:p>87.8796691821</text:p>
          </table:table-cell>
          <table:table-cell table:number-columns-repeated="3"/>
        </table:table-row>
        <table:table-row table:style-name="ro1">
          <table:table-cell office:value-type="float" office:value="0.499436805068" calcext:value-type="float">
            <text:p>0.4994368051</text:p>
          </table:table-cell>
          <table:table-cell office:value-type="float" office:value="69.2938983974447" calcext:value-type="float">
            <text:p>69.2938983974</text:p>
          </table:table-cell>
          <table:table-cell table:number-columns-repeated="3"/>
        </table:table-row>
        <table:table-row table:style-name="ro1">
          <table:table-cell office:value-type="float" office:value="0.500747251446" calcext:value-type="float">
            <text:p>0.5007472514</text:p>
          </table:table-cell>
          <table:table-cell office:value-type="float" office:value="78.3685659236749" calcext:value-type="float">
            <text:p>78.3685659237</text:p>
          </table:table-cell>
          <table:table-cell table:number-columns-repeated="3"/>
        </table:table-row>
        <table:table-row table:style-name="ro1">
          <table:table-cell office:value-type="float" office:value="0.501110714427" calcext:value-type="float">
            <text:p>0.5011107144</text:p>
          </table:table-cell>
          <table:table-cell office:value-type="float" office:value="82.820580021775" calcext:value-type="float">
            <text:p>82.8205800218</text:p>
          </table:table-cell>
          <table:table-cell table:number-columns-repeated="3"/>
        </table:table-row>
        <table:table-row table:style-name="ro1">
          <table:table-cell office:value-type="float" office:value="0.499538532533" calcext:value-type="float">
            <text:p>0.4995385325</text:p>
          </table:table-cell>
          <table:table-cell office:value-type="float" office:value="69.9951087309736" calcext:value-type="float">
            <text:p>69.995108731</text:p>
          </table:table-cell>
          <table:table-cell table:number-columns-repeated="3"/>
        </table:table-row>
        <table:table-row table:style-name="ro1">
          <table:table-cell office:value-type="float" office:value="0.502216656591" calcext:value-type="float">
            <text:p>0.5022166566</text:p>
          </table:table-cell>
          <table:table-cell office:value-type="float" office:value="69.2051127371437" calcext:value-type="float">
            <text:p>69.2051127371</text:p>
          </table:table-cell>
          <table:table-cell table:number-columns-repeated="3"/>
        </table:table-row>
        <table:table-row table:style-name="ro1">
          <table:table-cell office:value-type="float" office:value="0.500207939255" calcext:value-type="float">
            <text:p>0.5002079393</text:p>
          </table:table-cell>
          <table:table-cell office:value-type="float" office:value="72.7698124540747" calcext:value-type="float">
            <text:p>72.7698124541</text:p>
          </table:table-cell>
          <table:table-cell table:number-columns-repeated="3"/>
        </table:table-row>
        <table:table-row table:style-name="ro1">
          <table:table-cell office:value-type="float" office:value="0.50012823801" calcext:value-type="float">
            <text:p>0.500128238</text:p>
          </table:table-cell>
          <table:table-cell office:value-type="float" office:value="62.954148970939" calcext:value-type="float">
            <text:p>62.9541489709</text:p>
          </table:table-cell>
          <table:table-cell table:number-columns-repeated="3"/>
        </table:table-row>
        <table:table-row table:style-name="ro1">
          <table:table-cell office:value-type="float" office:value="0.50100006897" calcext:value-type="float">
            <text:p>0.501000069</text:p>
          </table:table-cell>
          <table:table-cell office:value-type="float" office:value="81.4663581357067" calcext:value-type="float">
            <text:p>81.4663581357</text:p>
          </table:table-cell>
          <table:table-cell table:number-columns-repeated="3"/>
        </table:table-row>
        <table:table-row table:style-name="ro1">
          <table:table-cell office:value-type="float" office:value="0.501036599952" calcext:value-type="float">
            <text:p>0.5010366</text:p>
          </table:table-cell>
          <table:table-cell office:value-type="float" office:value="80.4087925591599" calcext:value-type="float">
            <text:p>80.4087925592</text:p>
          </table:table-cell>
          <table:table-cell table:number-columns-repeated="3"/>
        </table:table-row>
        <table:table-row table:style-name="ro1">
          <table:table-cell office:value-type="float" office:value="0.501364001838" calcext:value-type="float">
            <text:p>0.5013640018</text:p>
          </table:table-cell>
          <table:table-cell office:value-type="float" office:value="57.4581042964456" calcext:value-type="float">
            <text:p>57.4581042964</text:p>
          </table:table-cell>
          <table:table-cell table:number-columns-repeated="3"/>
        </table:table-row>
        <table:table-row table:style-name="ro1">
          <table:table-cell office:value-type="float" office:value="0.499579447797" calcext:value-type="float">
            <text:p>0.4995794478</text:p>
          </table:table-cell>
          <table:table-cell office:value-type="float" office:value="86.6701562454744" calcext:value-type="float">
            <text:p>86.6701562455</text:p>
          </table:table-cell>
          <table:table-cell table:number-columns-repeated="3"/>
        </table:table-row>
        <table:table-row table:style-name="ro1">
          <table:table-cell office:value-type="float" office:value="0.499352901589" calcext:value-type="float">
            <text:p>0.4993529016</text:p>
          </table:table-cell>
          <table:table-cell office:value-type="float" office:value="72.6132308603448" calcext:value-type="float">
            <text:p>72.6132308603</text:p>
          </table:table-cell>
          <table:table-cell table:number-columns-repeated="3"/>
        </table:table-row>
        <table:table-row table:style-name="ro1">
          <table:table-cell office:value-type="float" office:value="0.499213026557" calcext:value-type="float">
            <text:p>0.4992130266</text:p>
          </table:table-cell>
          <table:table-cell office:value-type="float" office:value="81.5793603986821" calcext:value-type="float">
            <text:p>81.5793603987</text:p>
          </table:table-cell>
          <table:table-cell table:number-columns-repeated="3"/>
        </table:table-row>
        <table:table-row table:style-name="ro1">
          <table:table-cell office:value-type="float" office:value="0.500006234025" calcext:value-type="float">
            <text:p>0.500006234</text:p>
          </table:table-cell>
          <table:table-cell office:value-type="float" office:value="73.202288600259" calcext:value-type="float">
            <text:p>73.2022886003</text:p>
          </table:table-cell>
          <table:table-cell table:number-columns-repeated="3"/>
        </table:table-row>
        <table:table-row table:style-name="ro1">
          <table:table-cell office:value-type="float" office:value="0.499612079692" calcext:value-type="float">
            <text:p>0.4996120797</text:p>
          </table:table-cell>
          <table:table-cell office:value-type="float" office:value="71.7860462329285" calcext:value-type="float">
            <text:p>71.7860462329</text:p>
          </table:table-cell>
          <table:table-cell table:number-columns-repeated="3"/>
        </table:table-row>
        <table:table-row table:style-name="ro1">
          <table:table-cell office:value-type="float" office:value="0.501339847509" calcext:value-type="float">
            <text:p>0.5013398475</text:p>
          </table:table-cell>
          <table:table-cell office:value-type="float" office:value="73.6988929433149" calcext:value-type="float">
            <text:p>73.6988929433</text:p>
          </table:table-cell>
          <table:table-cell table:number-columns-repeated="3"/>
        </table:table-row>
        <table:table-row table:style-name="ro1">
          <table:table-cell office:value-type="float" office:value="0.498492755502" calcext:value-type="float">
            <text:p>0.4984927555</text:p>
          </table:table-cell>
          <table:table-cell office:value-type="float" office:value="56.292456722886" calcext:value-type="float">
            <text:p>56.2924567229</text:p>
          </table:table-cell>
          <table:table-cell table:number-columns-repeated="3"/>
        </table:table-row>
        <table:table-row table:style-name="ro1">
          <table:table-cell office:value-type="float" office:value="0.497214572848" calcext:value-type="float">
            <text:p>0.4972145728</text:p>
          </table:table-cell>
          <table:table-cell office:value-type="float" office:value="66.8978983991031" calcext:value-type="float">
            <text:p>66.8978983991</text:p>
          </table:table-cell>
          <table:table-cell table:number-columns-repeated="3"/>
        </table:table-row>
        <table:table-row table:style-name="ro1">
          <table:table-cell office:value-type="float" office:value="0.498411929371" calcext:value-type="float">
            <text:p>0.4984119294</text:p>
          </table:table-cell>
          <table:table-cell office:value-type="float" office:value="68.6713999289552" calcext:value-type="float">
            <text:p>68.671399929</text:p>
          </table:table-cell>
          <table:table-cell table:number-columns-repeated="3"/>
        </table:table-row>
        <table:table-row table:style-name="ro1">
          <table:table-cell office:value-type="float" office:value="0.49980952381" calcext:value-type="float">
            <text:p>0.4998095238</text:p>
          </table:table-cell>
          <table:table-cell office:value-type="float" office:value="84.9290357004032" calcext:value-type="float">
            <text:p>84.9290357004</text:p>
          </table:table-cell>
          <table:table-cell table:number-columns-repeated="3"/>
        </table:table-row>
        <table:table-row table:style-name="ro1">
          <table:table-cell office:value-type="float" office:value="0.499550119019" calcext:value-type="float">
            <text:p>0.499550119</text:p>
          </table:table-cell>
          <table:table-cell office:value-type="float" office:value="64.6803405875703" calcext:value-type="float">
            <text:p>64.6803405876</text:p>
          </table:table-cell>
          <table:table-cell table:number-columns-repeated="3"/>
        </table:table-row>
        <table:table-row table:style-name="ro1">
          <table:table-cell office:value-type="float" office:value="0.499140736407" calcext:value-type="float">
            <text:p>0.4991407364</text:p>
          </table:table-cell>
          <table:table-cell office:value-type="float" office:value="72.7159535902301" calcext:value-type="float">
            <text:p>72.7159535902</text:p>
          </table:table-cell>
          <table:table-cell table:number-columns-repeated="3"/>
        </table:table-row>
        <table:table-row table:style-name="ro1">
          <table:table-cell office:value-type="float" office:value="0.496923517207" calcext:value-type="float">
            <text:p>0.4969235172</text:p>
          </table:table-cell>
          <table:table-cell office:value-type="float" office:value="85.3488765486288" calcext:value-type="float">
            <text:p>85.3488765486</text:p>
          </table:table-cell>
          <table:table-cell table:number-columns-repeated="3"/>
        </table:table-row>
        <table:table-row table:style-name="ro1">
          <table:table-cell office:value-type="float" office:value="0.498654658661" calcext:value-type="float">
            <text:p>0.4986546587</text:p>
          </table:table-cell>
          <table:table-cell office:value-type="float" office:value="64.3443982720273" calcext:value-type="float">
            <text:p>64.344398272</text:p>
          </table:table-cell>
          <table:table-cell table:number-columns-repeated="3"/>
        </table:table-row>
        <table:table-row table:style-name="ro1">
          <table:table-cell office:value-type="float" office:value="0.49633483991" calcext:value-type="float">
            <text:p>0.4963348399</text:p>
          </table:table-cell>
          <table:table-cell office:value-type="float" office:value="82.8791072330159" calcext:value-type="float">
            <text:p>82.879107233</text:p>
          </table:table-cell>
          <table:table-cell table:number-columns-repeated="3"/>
        </table:table-row>
        <table:table-row table:style-name="ro1">
          <table:table-cell office:value-type="float" office:value="0.502128870674" calcext:value-type="float">
            <text:p>0.5021288707</text:p>
          </table:table-cell>
          <table:table-cell office:value-type="float" office:value="65.1707584305567" calcext:value-type="float">
            <text:p>65.1707584306</text:p>
          </table:table-cell>
          <table:table-cell table:number-columns-repeated="3"/>
        </table:table-row>
        <table:table-row table:style-name="ro1">
          <table:table-cell office:value-type="float" office:value="0.498201602327" calcext:value-type="float">
            <text:p>0.4982016023</text:p>
          </table:table-cell>
          <table:table-cell office:value-type="float" office:value="70.0349955180119" calcext:value-type="float">
            <text:p>70.034995518</text:p>
          </table:table-cell>
          <table:table-cell table:number-columns-repeated="3"/>
        </table:table-row>
        <table:table-row table:style-name="ro1">
          <table:table-cell office:value-type="float" office:value="0.502837936807" calcext:value-type="float">
            <text:p>0.5028379368</text:p>
          </table:table-cell>
          <table:table-cell office:value-type="float" office:value="65.1366500831862" calcext:value-type="float">
            <text:p>65.1366500832</text:p>
          </table:table-cell>
          <table:table-cell table:number-columns-repeated="3"/>
        </table:table-row>
        <table:table-row table:style-name="ro1">
          <table:table-cell office:value-type="float" office:value="0.499577397692" calcext:value-type="float">
            <text:p>0.4995773977</text:p>
          </table:table-cell>
          <table:table-cell office:value-type="float" office:value="66.9282688062489" calcext:value-type="float">
            <text:p>66.9282688062</text:p>
          </table:table-cell>
          <table:table-cell table:number-columns-repeated="3"/>
        </table:table-row>
        <table:table-row table:style-name="ro1">
          <table:table-cell office:value-type="float" office:value="0.50536988058" calcext:value-type="float">
            <text:p>0.5053698806</text:p>
          </table:table-cell>
          <table:table-cell office:value-type="float" office:value="74.9119409713031" calcext:value-type="float">
            <text:p>74.9119409713</text:p>
          </table:table-cell>
          <table:table-cell table:number-columns-repeated="3"/>
        </table:table-row>
        <table:table-row table:style-name="ro1">
          <table:table-cell office:value-type="float" office:value="0.501416497754" calcext:value-type="float">
            <text:p>0.5014164978</text:p>
          </table:table-cell>
          <table:table-cell office:value-type="float" office:value="81.8236017780306" calcext:value-type="float">
            <text:p>81.823601778</text:p>
          </table:table-cell>
          <table:table-cell table:number-columns-repeated="3"/>
        </table:table-row>
        <table:table-row table:style-name="ro1">
          <table:table-cell office:value-type="float" office:value="0.500383210856" calcext:value-type="float">
            <text:p>0.5003832109</text:p>
          </table:table-cell>
          <table:table-cell office:value-type="float" office:value="51.0226311965265" calcext:value-type="float">
            <text:p>51.0226311965</text:p>
          </table:table-cell>
          <table:table-cell table:number-columns-repeated="3"/>
        </table:table-row>
        <table:table-row table:style-name="ro1">
          <table:table-cell office:value-type="float" office:value="0.49685283366" calcext:value-type="float">
            <text:p>0.4968528337</text:p>
          </table:table-cell>
          <table:table-cell office:value-type="float" office:value="73.0674510082781" calcext:value-type="float">
            <text:p>73.0674510083</text:p>
          </table:table-cell>
          <table:table-cell table:number-columns-repeated="3"/>
        </table:table-row>
        <table:table-row table:style-name="ro1">
          <table:table-cell office:value-type="float" office:value="0.501261073804" calcext:value-type="float">
            <text:p>0.5012610738</text:p>
          </table:table-cell>
          <table:table-cell office:value-type="float" office:value="75.0515032158695" calcext:value-type="float">
            <text:p>75.0515032159</text:p>
          </table:table-cell>
          <table:table-cell table:number-columns-repeated="3"/>
        </table:table-row>
        <table:table-row table:style-name="ro1">
          <table:table-cell office:value-type="float" office:value="0.502590323833" calcext:value-type="float">
            <text:p>0.5025903238</text:p>
          </table:table-cell>
          <table:table-cell office:value-type="float" office:value="80.0966379904726" calcext:value-type="float">
            <text:p>80.0966379905</text:p>
          </table:table-cell>
          <table:table-cell table:number-columns-repeated="3"/>
        </table:table-row>
        <table:table-row table:style-name="ro1">
          <table:table-cell office:value-type="float" office:value="0.498819426786" calcext:value-type="float">
            <text:p>0.4988194268</text:p>
          </table:table-cell>
          <table:table-cell office:value-type="float" office:value="89.0061060150332" calcext:value-type="float">
            <text:p>89.006106015</text:p>
          </table:table-cell>
          <table:table-cell table:number-columns-repeated="3"/>
        </table:table-row>
        <table:table-row table:style-name="ro1">
          <table:table-cell office:value-type="float" office:value="0.502831814824" calcext:value-type="float">
            <text:p>0.5028318148</text:p>
          </table:table-cell>
          <table:table-cell office:value-type="float" office:value="57.8143637768128" calcext:value-type="float">
            <text:p>57.8143637768</text:p>
          </table:table-cell>
          <table:table-cell table:number-columns-repeated="3"/>
        </table:table-row>
        <table:table-row table:style-name="ro1">
          <table:table-cell office:value-type="float" office:value="0.498715784839" calcext:value-type="float">
            <text:p>0.4987157848</text:p>
          </table:table-cell>
          <table:table-cell office:value-type="float" office:value="78.1898529964482" calcext:value-type="float">
            <text:p>78.1898529964</text:p>
          </table:table-cell>
          <table:table-cell table:number-columns-repeated="3"/>
        </table:table-row>
        <table:table-row table:style-name="ro1">
          <table:table-cell office:value-type="float" office:value="0.502003246641" calcext:value-type="float">
            <text:p>0.5020032466</text:p>
          </table:table-cell>
          <table:table-cell office:value-type="float" office:value="72.8864196595199" calcext:value-type="float">
            <text:p>72.8864196595</text:p>
          </table:table-cell>
          <table:table-cell table:number-columns-repeated="3"/>
        </table:table-row>
        <table:table-row table:style-name="ro1">
          <table:table-cell office:value-type="float" office:value="0.501423858091" calcext:value-type="float">
            <text:p>0.5014238581</text:p>
          </table:table-cell>
          <table:table-cell office:value-type="float" office:value="70.9172456784496" calcext:value-type="float">
            <text:p>70.9172456784</text:p>
          </table:table-cell>
          <table:table-cell table:number-columns-repeated="3"/>
        </table:table-row>
        <table:table-row table:style-name="ro1">
          <table:table-cell office:value-type="float" office:value="0.498671887523" calcext:value-type="float">
            <text:p>0.4986718875</text:p>
          </table:table-cell>
          <table:table-cell office:value-type="float" office:value="77.1619983017367" calcext:value-type="float">
            <text:p>77.1619983017</text:p>
          </table:table-cell>
          <table:table-cell table:number-columns-repeated="3"/>
        </table:table-row>
        <table:table-row table:style-name="ro1">
          <table:table-cell office:value-type="float" office:value="0.502403247054" calcext:value-type="float">
            <text:p>0.5024032471</text:p>
          </table:table-cell>
          <table:table-cell office:value-type="float" office:value="66.005395569454" calcext:value-type="float">
            <text:p>66.0053955695</text:p>
          </table:table-cell>
          <table:table-cell table:number-columns-repeated="3"/>
        </table:table-row>
        <table:table-row table:style-name="ro1">
          <table:table-cell office:value-type="float" office:value="0.499757977436" calcext:value-type="float">
            <text:p>0.4997579774</text:p>
          </table:table-cell>
          <table:table-cell office:value-type="float" office:value="71.3434012201222" calcext:value-type="float">
            <text:p>71.3434012201</text:p>
          </table:table-cell>
          <table:table-cell table:number-columns-repeated="3"/>
        </table:table-row>
        <table:table-row table:style-name="ro1">
          <table:table-cell office:value-type="float" office:value="0.499258784882" calcext:value-type="float">
            <text:p>0.4992587849</text:p>
          </table:table-cell>
          <table:table-cell office:value-type="float" office:value="71.9128805546444" calcext:value-type="float">
            <text:p>71.9128805546</text:p>
          </table:table-cell>
          <table:table-cell table:number-columns-repeated="3"/>
        </table:table-row>
        <table:table-row table:style-name="ro1">
          <table:table-cell office:value-type="float" office:value="0.50193143409" calcext:value-type="float">
            <text:p>0.5019314341</text:p>
          </table:table-cell>
          <table:table-cell office:value-type="float" office:value="74.2041284891303" calcext:value-type="float">
            <text:p>74.2041284891</text:p>
          </table:table-cell>
          <table:table-cell table:number-columns-repeated="3"/>
        </table:table-row>
        <table:table-row table:style-name="ro1">
          <table:table-cell office:value-type="float" office:value="0.497387265338" calcext:value-type="float">
            <text:p>0.4973872653</text:p>
          </table:table-cell>
          <table:table-cell office:value-type="float" office:value="70.3261046153905" calcext:value-type="float">
            <text:p>70.3261046154</text:p>
          </table:table-cell>
          <table:table-cell table:number-columns-repeated="3"/>
        </table:table-row>
        <table:table-row table:style-name="ro1">
          <table:table-cell office:value-type="float" office:value="0.502576912586" calcext:value-type="float">
            <text:p>0.5025769126</text:p>
          </table:table-cell>
          <table:table-cell office:value-type="float" office:value="72.503881459249" calcext:value-type="float">
            <text:p>72.5038814592</text:p>
          </table:table-cell>
          <table:table-cell table:number-columns-repeated="3"/>
        </table:table-row>
        <table:table-row table:style-name="ro1">
          <table:table-cell office:value-type="float" office:value="0.498411363424" calcext:value-type="float">
            <text:p>0.4984113634</text:p>
          </table:table-cell>
          <table:table-cell office:value-type="float" office:value="74.3464562238087" calcext:value-type="float">
            <text:p>74.3464562238</text:p>
          </table:table-cell>
          <table:table-cell table:number-columns-repeated="3"/>
        </table:table-row>
        <table:table-row table:style-name="ro1">
          <table:table-cell office:value-type="float" office:value="0.499093120991" calcext:value-type="float">
            <text:p>0.499093121</text:p>
          </table:table-cell>
          <table:table-cell office:value-type="float" office:value="67.1423360367694" calcext:value-type="float">
            <text:p>67.1423360368</text:p>
          </table:table-cell>
          <table:table-cell table:number-columns-repeated="3"/>
        </table:table-row>
        <table:table-row table:style-name="ro1">
          <table:table-cell office:value-type="float" office:value="0.499677352744" calcext:value-type="float">
            <text:p>0.4996773527</text:p>
          </table:table-cell>
          <table:table-cell office:value-type="float" office:value="82.2667238246217" calcext:value-type="float">
            <text:p>82.2667238246</text:p>
          </table:table-cell>
          <table:table-cell table:number-columns-repeated="3"/>
        </table:table-row>
        <table:table-row table:style-name="ro1">
          <table:table-cell office:value-type="float" office:value="0.500431761721" calcext:value-type="float">
            <text:p>0.5004317617</text:p>
          </table:table-cell>
          <table:table-cell office:value-type="float" office:value="65.417167872438" calcext:value-type="float">
            <text:p>65.4171678724</text:p>
          </table:table-cell>
          <table:table-cell table:number-columns-repeated="3"/>
        </table:table-row>
        <table:table-row table:style-name="ro1">
          <table:table-cell office:value-type="float" office:value="0.500853873358" calcext:value-type="float">
            <text:p>0.5008538734</text:p>
          </table:table-cell>
          <table:table-cell office:value-type="float" office:value="59.8893435949704" calcext:value-type="float">
            <text:p>59.889343595</text:p>
          </table:table-cell>
          <table:table-cell table:number-columns-repeated="3"/>
        </table:table-row>
        <table:table-row table:style-name="ro1">
          <table:table-cell office:value-type="float" office:value="0.49837835879" calcext:value-type="float">
            <text:p>0.4983783588</text:p>
          </table:table-cell>
          <table:table-cell office:value-type="float" office:value="74.250553042394" calcext:value-type="float">
            <text:p>74.2505530424</text:p>
          </table:table-cell>
          <table:table-cell table:number-columns-repeated="3"/>
        </table:table-row>
      </table:table>
      <table:table table:name="clea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locAccuracy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float" office:value="0.497722034625" calcext:value-type="float">
            <text:p>0.4977220346</text:p>
          </table:table-cell>
          <table:table-cell office:value-type="float" office:value="69.9653970929808" calcext:value-type="float">
            <text:p>69.96539709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177311925" calcext:value-type="float">
            <text:p>0.5017731193</text:p>
          </table:table-cell>
          <table:table-cell office:value-type="float" office:value="79.018897501865" calcext:value-type="float">
            <text:p>79.0188975019</text:p>
          </table:table-cell>
          <table:table-cell table:number-columns-repeated="3"/>
        </table:table-row>
        <table:table-row table:style-name="ro1">
          <table:table-cell office:value-type="float" office:value="0.502497918401" calcext:value-type="float">
            <text:p>0.5024979184</text:p>
          </table:table-cell>
          <table:table-cell office:value-type="float" office:value="79.1063251166063" calcext:value-type="float">
            <text:p>79.1063251166</text:p>
          </table:table-cell>
          <table:table-cell table:number-columns-repeated="3"/>
        </table:table-row>
        <table:table-row table:style-name="ro1">
          <table:table-cell office:value-type="float" office:value="0.501228289975" calcext:value-type="float">
            <text:p>0.50122829</text:p>
          </table:table-cell>
          <table:table-cell office:value-type="float" office:value="68.8412477518127" calcext:value-type="float">
            <text:p>68.8412477518</text:p>
          </table:table-cell>
          <table:table-cell table:number-columns-repeated="3"/>
        </table:table-row>
        <table:table-row table:style-name="ro1">
          <table:table-cell office:value-type="float" office:value="0.500481382531" calcext:value-type="float">
            <text:p>0.5004813825</text:p>
          </table:table-cell>
          <table:table-cell office:value-type="float" office:value="72.6905713650257" calcext:value-type="float">
            <text:p>72.690571365</text:p>
          </table:table-cell>
          <table:table-cell table:number-columns-repeated="3"/>
        </table:table-row>
        <table:table-row table:style-name="ro1">
          <table:table-cell office:value-type="float" office:value="0.499475113122" calcext:value-type="float">
            <text:p>0.4994751131</text:p>
          </table:table-cell>
          <table:table-cell office:value-type="float" office:value="72.4569629671274" calcext:value-type="float">
            <text:p>72.4569629671</text:p>
          </table:table-cell>
          <table:table-cell table:number-columns-repeated="3"/>
        </table:table-row>
        <table:table-row table:style-name="ro1">
          <table:table-cell office:value-type="float" office:value="0.501851851852" calcext:value-type="float">
            <text:p>0.5018518519</text:p>
          </table:table-cell>
          <table:table-cell office:value-type="float" office:value="81.8867907759727" calcext:value-type="float">
            <text:p>81.886790776</text:p>
          </table:table-cell>
          <table:table-cell table:number-columns-repeated="3"/>
        </table:table-row>
        <table:table-row table:style-name="ro1">
          <table:table-cell office:value-type="float" office:value="0.50326510392" calcext:value-type="float">
            <text:p>0.5032651039</text:p>
          </table:table-cell>
          <table:table-cell office:value-type="float" office:value="70.7487440803277" calcext:value-type="float">
            <text:p>70.7487440803</text:p>
          </table:table-cell>
          <table:table-cell table:number-columns-repeated="3"/>
        </table:table-row>
        <table:table-row table:style-name="ro1">
          <table:table-cell office:value-type="float" office:value="0.500939549725" calcext:value-type="float">
            <text:p>0.5009395497</text:p>
          </table:table-cell>
          <table:table-cell office:value-type="float" office:value="64.2187340572199" calcext:value-type="float">
            <text:p>64.2187340572</text:p>
          </table:table-cell>
          <table:table-cell table:number-columns-repeated="3"/>
        </table:table-row>
        <table:table-row table:style-name="ro1">
          <table:table-cell office:value-type="float" office:value="0.500935132576" calcext:value-type="float">
            <text:p>0.5009351326</text:p>
          </table:table-cell>
          <table:table-cell office:value-type="float" office:value="64.2767998495478" calcext:value-type="float">
            <text:p>64.2767998495</text:p>
          </table:table-cell>
          <table:table-cell table:number-columns-repeated="3"/>
        </table:table-row>
        <table:table-row table:style-name="ro1">
          <table:table-cell office:value-type="float" office:value="0.500339673913" calcext:value-type="float">
            <text:p>0.5003396739</text:p>
          </table:table-cell>
          <table:table-cell office:value-type="float" office:value="87.982082231749" calcext:value-type="float">
            <text:p>87.9820822317</text:p>
          </table:table-cell>
          <table:table-cell table:number-columns-repeated="3"/>
        </table:table-row>
        <table:table-row table:style-name="ro1">
          <table:table-cell office:value-type="float" office:value="0.500864309055" calcext:value-type="float">
            <text:p>0.5008643091</text:p>
          </table:table-cell>
          <table:table-cell office:value-type="float" office:value="69.4611105380774" calcext:value-type="float">
            <text:p>69.4611105381</text:p>
          </table:table-cell>
          <table:table-cell table:number-columns-repeated="3"/>
        </table:table-row>
        <table:table-row table:style-name="ro1">
          <table:table-cell office:value-type="float" office:value="0.497477101552" calcext:value-type="float">
            <text:p>0.4974771016</text:p>
          </table:table-cell>
          <table:table-cell office:value-type="float" office:value="78.3829451078377" calcext:value-type="float">
            <text:p>78.3829451078</text:p>
          </table:table-cell>
          <table:table-cell table:number-columns-repeated="3"/>
        </table:table-row>
        <table:table-row table:style-name="ro1">
          <table:table-cell office:value-type="float" office:value="0.495438137173" calcext:value-type="float">
            <text:p>0.4954381372</text:p>
          </table:table-cell>
          <table:table-cell office:value-type="float" office:value="82.8717447221077" calcext:value-type="float">
            <text:p>82.8717447221</text:p>
          </table:table-cell>
          <table:table-cell table:number-columns-repeated="3"/>
        </table:table-row>
        <table:table-row table:style-name="ro1">
          <table:table-cell office:value-type="float" office:value="0.501630518382" calcext:value-type="float">
            <text:p>0.5016305184</text:p>
          </table:table-cell>
          <table:table-cell office:value-type="float" office:value="70.0316911195593" calcext:value-type="float">
            <text:p>70.0316911196</text:p>
          </table:table-cell>
          <table:table-cell table:number-columns-repeated="3"/>
        </table:table-row>
        <table:table-row table:style-name="ro1">
          <table:table-cell office:value-type="float" office:value="0.498071220888" calcext:value-type="float">
            <text:p>0.4980712209</text:p>
          </table:table-cell>
          <table:table-cell office:value-type="float" office:value="69.8485600467464" calcext:value-type="float">
            <text:p>69.8485600467</text:p>
          </table:table-cell>
          <table:table-cell table:number-columns-repeated="3"/>
        </table:table-row>
        <table:table-row table:style-name="ro1">
          <table:table-cell office:value-type="float" office:value="0.497202881636" calcext:value-type="float">
            <text:p>0.4972028816</text:p>
          </table:table-cell>
          <table:table-cell office:value-type="float" office:value="72.8868951673373" calcext:value-type="float">
            <text:p>72.8868951673</text:p>
          </table:table-cell>
          <table:table-cell table:number-columns-repeated="3"/>
        </table:table-row>
        <table:table-row table:style-name="ro1">
          <table:table-cell office:value-type="float" office:value="0.497685609253" calcext:value-type="float">
            <text:p>0.4976856093</text:p>
          </table:table-cell>
          <table:table-cell office:value-type="float" office:value="62.9097368432632" calcext:value-type="float">
            <text:p>62.9097368433</text:p>
          </table:table-cell>
          <table:table-cell table:number-columns-repeated="3"/>
        </table:table-row>
        <table:table-row table:style-name="ro1">
          <table:table-cell office:value-type="float" office:value="0.50452904798" calcext:value-type="float">
            <text:p>0.504529048</text:p>
          </table:table-cell>
          <table:table-cell office:value-type="float" office:value="81.3075107533493" calcext:value-type="float">
            <text:p>81.3075107533</text:p>
          </table:table-cell>
          <table:table-cell table:number-columns-repeated="3"/>
        </table:table-row>
        <table:table-row table:style-name="ro1">
          <table:table-cell office:value-type="float" office:value="0.500279084603" calcext:value-type="float">
            <text:p>0.5002790846</text:p>
          </table:table-cell>
          <table:table-cell office:value-type="float" office:value="80.3007692514287" calcext:value-type="float">
            <text:p>80.3007692514</text:p>
          </table:table-cell>
          <table:table-cell table:number-columns-repeated="3"/>
        </table:table-row>
        <table:table-row table:style-name="ro1">
          <table:table-cell office:value-type="float" office:value="0.502756719504" calcext:value-type="float">
            <text:p>0.5027567195</text:p>
          </table:table-cell>
          <table:table-cell office:value-type="float" office:value="57.4858556785274" calcext:value-type="float">
            <text:p>57.4858556785</text:p>
          </table:table-cell>
          <table:table-cell table:number-columns-repeated="3"/>
        </table:table-row>
        <table:table-row table:style-name="ro1">
          <table:table-cell office:value-type="float" office:value="0.49907966112" calcext:value-type="float">
            <text:p>0.4990796611</text:p>
          </table:table-cell>
          <table:table-cell office:value-type="float" office:value="86.8035313738891" calcext:value-type="float">
            <text:p>86.8035313739</text:p>
          </table:table-cell>
          <table:table-cell table:number-columns-repeated="3"/>
        </table:table-row>
        <table:table-row table:style-name="ro1">
          <table:table-cell office:value-type="float" office:value="0.503218236096" calcext:value-type="float">
            <text:p>0.5032182361</text:p>
          </table:table-cell>
          <table:table-cell office:value-type="float" office:value="72.6921081266605" calcext:value-type="float">
            <text:p>72.6921081267</text:p>
          </table:table-cell>
          <table:table-cell table:number-columns-repeated="3"/>
        </table:table-row>
        <table:table-row table:style-name="ro1">
          <table:table-cell office:value-type="float" office:value="0.498282967033" calcext:value-type="float">
            <text:p>0.498282967</text:p>
          </table:table-cell>
          <table:table-cell office:value-type="float" office:value="81.6158819721456" calcext:value-type="float">
            <text:p>81.6158819721</text:p>
          </table:table-cell>
          <table:table-cell table:number-columns-repeated="3"/>
        </table:table-row>
        <table:table-row table:style-name="ro1">
          <table:table-cell office:value-type="float" office:value="0.498148494483" calcext:value-type="float">
            <text:p>0.4981484945</text:p>
          </table:table-cell>
          <table:table-cell office:value-type="float" office:value="73.2584374061821" calcext:value-type="float">
            <text:p>73.2584374062</text:p>
          </table:table-cell>
          <table:table-cell table:number-columns-repeated="3"/>
        </table:table-row>
        <table:table-row table:style-name="ro1">
          <table:table-cell office:value-type="float" office:value="0.500446474317" calcext:value-type="float">
            <text:p>0.5004464743</text:p>
          </table:table-cell>
          <table:table-cell office:value-type="float" office:value="71.7278234714014" calcext:value-type="float">
            <text:p>71.7278234714</text:p>
          </table:table-cell>
          <table:table-cell table:number-columns-repeated="3"/>
        </table:table-row>
        <table:table-row table:style-name="ro1">
          <table:table-cell office:value-type="float" office:value="0.496898364054" calcext:value-type="float">
            <text:p>0.4968983641</text:p>
          </table:table-cell>
          <table:table-cell office:value-type="float" office:value="74.4948029639813" calcext:value-type="float">
            <text:p>74.494802964</text:p>
          </table:table-cell>
          <table:table-cell table:number-columns-repeated="3"/>
        </table:table-row>
        <table:table-row table:style-name="ro1">
          <table:table-cell office:value-type="float" office:value="0.496299417631" calcext:value-type="float">
            <text:p>0.4962994176</text:p>
          </table:table-cell>
          <table:table-cell office:value-type="float" office:value="56.3442235191619" calcext:value-type="float">
            <text:p>56.3442235192</text:p>
          </table:table-cell>
          <table:table-cell table:number-columns-repeated="3"/>
        </table:table-row>
        <table:table-row table:style-name="ro1">
          <table:table-cell office:value-type="float" office:value="0.500633051625" calcext:value-type="float">
            <text:p>0.5006330516</text:p>
          </table:table-cell>
          <table:table-cell office:value-type="float" office:value="66.9834783170158" calcext:value-type="float">
            <text:p>66.983478317</text:p>
          </table:table-cell>
          <table:table-cell table:number-columns-repeated="3"/>
        </table:table-row>
        <table:table-row table:style-name="ro1">
          <table:table-cell office:value-type="float" office:value="0.50301464255" calcext:value-type="float">
            <text:p>0.5030146426</text:p>
          </table:table-cell>
          <table:table-cell office:value-type="float" office:value="68.5956551261301" calcext:value-type="float">
            <text:p>68.5956551261</text:p>
          </table:table-cell>
          <table:table-cell table:number-columns-repeated="3"/>
        </table:table-row>
        <table:table-row table:style-name="ro1">
          <table:table-cell office:value-type="float" office:value="0.499428571429" calcext:value-type="float">
            <text:p>0.4994285714</text:p>
          </table:table-cell>
          <table:table-cell office:value-type="float" office:value="84.8596983342096" calcext:value-type="float">
            <text:p>84.8596983342</text:p>
          </table:table-cell>
          <table:table-cell table:number-columns-repeated="3"/>
        </table:table-row>
        <table:table-row table:style-name="ro1">
          <table:table-cell office:value-type="float" office:value="0.499652623546" calcext:value-type="float">
            <text:p>0.4996526235</text:p>
          </table:table-cell>
          <table:table-cell office:value-type="float" office:value="64.686202940418" calcext:value-type="float">
            <text:p>64.6862029404</text:p>
          </table:table-cell>
          <table:table-cell table:number-columns-repeated="3"/>
        </table:table-row>
        <table:table-row table:style-name="ro1">
          <table:table-cell office:value-type="float" office:value="0.499823272027" calcext:value-type="float">
            <text:p>0.499823272</text:p>
          </table:table-cell>
          <table:table-cell office:value-type="float" office:value="68.987440174551" calcext:value-type="float">
            <text:p>68.9874401746</text:p>
          </table:table-cell>
          <table:table-cell table:number-columns-repeated="3"/>
        </table:table-row>
        <table:table-row table:style-name="ro1">
          <table:table-cell office:value-type="float" office:value="0.499713815554" calcext:value-type="float">
            <text:p>0.4997138156</text:p>
          </table:table-cell>
          <table:table-cell office:value-type="float" office:value="85.4653714998439" calcext:value-type="float">
            <text:p>85.4653714998</text:p>
          </table:table-cell>
          <table:table-cell table:number-columns-repeated="3"/>
        </table:table-row>
        <table:table-row table:style-name="ro1">
          <table:table-cell office:value-type="float" office:value="0.501945741606" calcext:value-type="float">
            <text:p>0.5019457416</text:p>
          </table:table-cell>
          <table:table-cell office:value-type="float" office:value="64.3312297998345" calcext:value-type="float">
            <text:p>64.3312297998</text:p>
          </table:table-cell>
          <table:table-cell table:number-columns-repeated="3"/>
        </table:table-row>
        <table:table-row table:style-name="ro1">
          <table:table-cell office:value-type="float" office:value="0.500284857002" calcext:value-type="float">
            <text:p>0.500284857</text:p>
          </table:table-cell>
          <table:table-cell office:value-type="float" office:value="82.8885180493007" calcext:value-type="float">
            <text:p>82.8885180493</text:p>
          </table:table-cell>
          <table:table-cell table:number-columns-repeated="3"/>
        </table:table-row>
        <table:table-row table:style-name="ro1">
          <table:table-cell office:value-type="float" office:value="0.498656648452" calcext:value-type="float">
            <text:p>0.4986566485</text:p>
          </table:table-cell>
          <table:table-cell office:value-type="float" office:value="65.1705845123883" calcext:value-type="float">
            <text:p>65.1705845124</text:p>
          </table:table-cell>
          <table:table-cell table:number-columns-repeated="3"/>
        </table:table-row>
        <table:table-row table:style-name="ro1">
          <table:table-cell office:value-type="float" office:value="0.499785750458" calcext:value-type="float">
            <text:p>0.4997857505</text:p>
          </table:table-cell>
          <table:table-cell office:value-type="float" office:value="70.0545596695384" calcext:value-type="float">
            <text:p>70.0545596695</text:p>
          </table:table-cell>
          <table:table-cell table:number-columns-repeated="3"/>
        </table:table-row>
        <table:table-row table:style-name="ro1">
          <table:table-cell office:value-type="float" office:value="0.498443712074" calcext:value-type="float">
            <text:p>0.4984437121</text:p>
          </table:table-cell>
          <table:table-cell office:value-type="float" office:value="65.1829482565565" calcext:value-type="float">
            <text:p>65.1829482566</text:p>
          </table:table-cell>
          <table:table-cell table:number-columns-repeated="3"/>
        </table:table-row>
        <table:table-row table:style-name="ro1">
          <table:table-cell office:value-type="float" office:value="0.498301907089" calcext:value-type="float">
            <text:p>0.4983019071</text:p>
          </table:table-cell>
          <table:table-cell office:value-type="float" office:value="66.8649891018366" calcext:value-type="float">
            <text:p>66.8649891018</text:p>
          </table:table-cell>
          <table:table-cell table:number-columns-repeated="3"/>
        </table:table-row>
        <table:table-row table:style-name="ro1">
          <table:table-cell office:value-type="float" office:value="0.49805642382" calcext:value-type="float">
            <text:p>0.4980564238</text:p>
          </table:table-cell>
          <table:table-cell office:value-type="float" office:value="75.0348389981442" calcext:value-type="float">
            <text:p>75.0348389981</text:p>
          </table:table-cell>
          <table:table-cell table:number-columns-repeated="3"/>
        </table:table-row>
        <table:table-row table:style-name="ro1">
          <table:table-cell office:value-type="float" office:value="0.499448810497" calcext:value-type="float">
            <text:p>0.4994488105</text:p>
          </table:table-cell>
          <table:table-cell office:value-type="float" office:value="81.8432983728808" calcext:value-type="float">
            <text:p>81.8432983729</text:p>
          </table:table-cell>
          <table:table-cell table:number-columns-repeated="3"/>
        </table:table-row>
        <table:table-row table:style-name="ro1">
          <table:table-cell office:value-type="float" office:value="0.501314939212" calcext:value-type="float">
            <text:p>0.5013149392</text:p>
          </table:table-cell>
          <table:table-cell office:value-type="float" office:value="51.0111649901318" calcext:value-type="float">
            <text:p>51.0111649901</text:p>
          </table:table-cell>
          <table:table-cell table:number-columns-repeated="3"/>
        </table:table-row>
        <table:table-row table:style-name="ro1">
          <table:table-cell office:value-type="float" office:value="0.500447865979" calcext:value-type="float">
            <text:p>0.500447866</text:p>
          </table:table-cell>
          <table:table-cell office:value-type="float" office:value="73.173430298329" calcext:value-type="float">
            <text:p>73.1734302983</text:p>
          </table:table-cell>
          <table:table-cell table:number-columns-repeated="3"/>
        </table:table-row>
        <table:table-row table:style-name="ro1">
          <table:table-cell office:value-type="float" office:value="0.496074907784" calcext:value-type="float">
            <text:p>0.4960749078</text:p>
          </table:table-cell>
          <table:table-cell office:value-type="float" office:value="75.3656939535078" calcext:value-type="float">
            <text:p>75.3656939535</text:p>
          </table:table-cell>
          <table:table-cell table:number-columns-repeated="3"/>
        </table:table-row>
        <table:table-row table:style-name="ro1">
          <table:table-cell office:value-type="float" office:value="0.501020941967" calcext:value-type="float">
            <text:p>0.501020942</text:p>
          </table:table-cell>
          <table:table-cell office:value-type="float" office:value="80.0958412214793" calcext:value-type="float">
            <text:p>80.0958412215</text:p>
          </table:table-cell>
          <table:table-cell table:number-columns-repeated="3"/>
        </table:table-row>
        <table:table-row table:style-name="ro1">
          <table:table-cell office:value-type="float" office:value="0.502355092206" calcext:value-type="float">
            <text:p>0.5023550922</text:p>
          </table:table-cell>
          <table:table-cell office:value-type="float" office:value="88.6379501850422" calcext:value-type="float">
            <text:p>88.637950185</text:p>
          </table:table-cell>
          <table:table-cell table:number-columns-repeated="3"/>
        </table:table-row>
        <table:table-row table:style-name="ro1">
          <table:table-cell office:value-type="float" office:value="0.502897480095" calcext:value-type="float">
            <text:p>0.5028974801</text:p>
          </table:table-cell>
          <table:table-cell office:value-type="float" office:value="57.9865429353958" calcext:value-type="float">
            <text:p>57.9865429354</text:p>
          </table:table-cell>
          <table:table-cell table:number-columns-repeated="3"/>
        </table:table-row>
        <table:table-row table:style-name="ro1">
          <table:table-cell office:value-type="float" office:value="0.498899244148" calcext:value-type="float">
            <text:p>0.4988992441</text:p>
          </table:table-cell>
          <table:table-cell office:value-type="float" office:value="77.9217120245736" calcext:value-type="float">
            <text:p>77.9217120246</text:p>
          </table:table-cell>
          <table:table-cell table:number-columns-repeated="3"/>
        </table:table-row>
        <table:table-row table:style-name="ro1">
          <table:table-cell office:value-type="float" office:value="0.498290332608" calcext:value-type="float">
            <text:p>0.4982903326</text:p>
          </table:table-cell>
          <table:table-cell office:value-type="float" office:value="72.47789510584" calcext:value-type="float">
            <text:p>72.4778951058</text:p>
          </table:table-cell>
          <table:table-cell table:number-columns-repeated="3"/>
        </table:table-row>
        <table:table-row table:style-name="ro1">
          <table:table-cell office:value-type="float" office:value="0.496857476196" calcext:value-type="float">
            <text:p>0.4968574762</text:p>
          </table:table-cell>
          <table:table-cell office:value-type="float" office:value="70.9582935795707" calcext:value-type="float">
            <text:p>70.9582935796</text:p>
          </table:table-cell>
          <table:table-cell table:number-columns-repeated="3"/>
        </table:table-row>
        <table:table-row table:style-name="ro1">
          <table:table-cell office:value-type="float" office:value="0.501568546633" calcext:value-type="float">
            <text:p>0.5015685466</text:p>
          </table:table-cell>
          <table:table-cell office:value-type="float" office:value="77.1369804404844" calcext:value-type="float">
            <text:p>77.1369804405</text:p>
          </table:table-cell>
          <table:table-cell table:number-columns-repeated="3"/>
        </table:table-row>
        <table:table-row table:style-name="ro1">
          <table:table-cell office:value-type="float" office:value="0.501097779518" calcext:value-type="float">
            <text:p>0.5010977795</text:p>
          </table:table-cell>
          <table:table-cell office:value-type="float" office:value="65.9253369239076" calcext:value-type="float">
            <text:p>65.9253369239</text:p>
          </table:table-cell>
          <table:table-cell table:number-columns-repeated="3"/>
        </table:table-row>
        <table:table-row table:style-name="ro1">
          <table:table-cell office:value-type="float" office:value="0.496841295255" calcext:value-type="float">
            <text:p>0.4968412953</text:p>
          </table:table-cell>
          <table:table-cell office:value-type="float" office:value="71.3788362297306" calcext:value-type="float">
            <text:p>71.3788362297</text:p>
          </table:table-cell>
          <table:table-cell table:number-columns-repeated="3"/>
        </table:table-row>
        <table:table-row table:style-name="ro1">
          <table:table-cell office:value-type="float" office:value="0.500741215118" calcext:value-type="float">
            <text:p>0.5007412151</text:p>
          </table:table-cell>
          <table:table-cell office:value-type="float" office:value="71.9181458590706" calcext:value-type="float">
            <text:p>71.9181458591</text:p>
          </table:table-cell>
          <table:table-cell table:number-columns-repeated="3"/>
        </table:table-row>
        <table:table-row table:style-name="ro1">
          <table:table-cell office:value-type="float" office:value="0.49860507538" calcext:value-type="float">
            <text:p>0.4986050754</text:p>
          </table:table-cell>
          <table:table-cell office:value-type="float" office:value="74.094608914142" calcext:value-type="float">
            <text:p>74.0946089141</text:p>
          </table:table-cell>
          <table:table-cell table:number-columns-repeated="3"/>
        </table:table-row>
        <table:table-row table:style-name="ro1">
          <table:table-cell office:value-type="float" office:value="0.503365374277" calcext:value-type="float">
            <text:p>0.5033653743</text:p>
          </table:table-cell>
          <table:table-cell office:value-type="float" office:value="70.2536472443504" calcext:value-type="float">
            <text:p>70.2536472444</text:p>
          </table:table-cell>
          <table:table-cell table:number-columns-repeated="3"/>
        </table:table-row>
        <table:table-row table:style-name="ro1">
          <table:table-cell office:value-type="float" office:value="0.49775327677" calcext:value-type="float">
            <text:p>0.4977532768</text:p>
          </table:table-cell>
          <table:table-cell office:value-type="float" office:value="72.6018299131916" calcext:value-type="float">
            <text:p>72.6018299132</text:p>
          </table:table-cell>
          <table:table-cell table:number-columns-repeated="3"/>
        </table:table-row>
        <table:table-row table:style-name="ro1">
          <table:table-cell office:value-type="float" office:value="0.49641778027" calcext:value-type="float">
            <text:p>0.4964177803</text:p>
          </table:table-cell>
          <table:table-cell office:value-type="float" office:value="74.4181670459844" calcext:value-type="float">
            <text:p>74.418167046</text:p>
          </table:table-cell>
          <table:table-cell table:number-columns-repeated="3"/>
        </table:table-row>
        <table:table-row table:style-name="ro1">
          <table:table-cell office:value-type="float" office:value="0.500287547003" calcext:value-type="float">
            <text:p>0.500287547</text:p>
          </table:table-cell>
          <table:table-cell office:value-type="float" office:value="67.1009006087299" calcext:value-type="float">
            <text:p>67.1009006087</text:p>
          </table:table-cell>
          <table:table-cell table:number-columns-repeated="3"/>
        </table:table-row>
        <table:table-row table:style-name="ro1">
          <table:table-cell office:value-type="float" office:value="0.502710236952" calcext:value-type="float">
            <text:p>0.502710237</text:p>
          </table:table-cell>
          <table:table-cell office:value-type="float" office:value="82.2432238881792" calcext:value-type="float">
            <text:p>82.2432238882</text:p>
          </table:table-cell>
          <table:table-cell table:number-columns-repeated="3"/>
        </table:table-row>
        <table:table-row table:style-name="ro1">
          <table:table-cell office:value-type="float" office:value="0.500538041529" calcext:value-type="float">
            <text:p>0.5005380415</text:p>
          </table:table-cell>
          <table:table-cell office:value-type="float" office:value="65.3738205452358" calcext:value-type="float">
            <text:p>65.3738205452</text:p>
          </table:table-cell>
          <table:table-cell table:number-columns-repeated="3"/>
        </table:table-row>
        <table:table-row table:style-name="ro1">
          <table:table-cell office:value-type="float" office:value="0.497492167225" calcext:value-type="float">
            <text:p>0.4974921672</text:p>
          </table:table-cell>
          <table:table-cell office:value-type="float" office:value="59.6531496367664" calcext:value-type="float">
            <text:p>59.6531496368</text:p>
          </table:table-cell>
          <table:table-cell table:number-columns-repeated="3"/>
        </table:table-row>
        <table:table-row table:style-name="ro1">
          <table:table-cell office:value-type="float" office:value="0.500081535033" calcext:value-type="float">
            <text:p>0.500081535</text:p>
          </table:table-cell>
          <table:table-cell office:value-type="float" office:value="74.1411644743522" calcext:value-type="float">
            <text:p>74.141164474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7">00/00/0000</text:date>, <text:time style:data-style-name="N2" text:time-value="23:17:57.266541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21:39:03.341187214</meta:creation-date>
    <dc:date>2019-02-17T23:25:08.864247811</dc:date>
    <meta:editing-duration>PT16M49S</meta:editing-duration>
    <meta:editing-cycles>13</meta:editing-cycles>
    <meta:generator>LibreOffice/5.1.6.2$Linux_X86_64 LibreOffice_project/10m0$Build-2</meta:generator>
    <meta:document-statistic meta:table-count="3" meta:cell-count="408" meta:object-count="0"/>
  </office:meta>
</office:document-meta>
</file>